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F00000006B05650CE2BF502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775cm" fo:margin-left="0cm" fo:margin-top="0cm" fo:margin-bottom="0cm" fo:break-before="auto" fo:break-after="auto" table:align="left"/>
    </style:style>
    <style:style style:name="Table1.A" style:family="table-column">
      <style:table-column-properties style:column-width="16.775cm"/>
    </style:style>
    <style:style style:name="Table1.1" style:family="table-row">
      <style:table-row-properties style:min-row-height="0.917cm" fo:keep-together="auto"/>
    </style:style>
    <style:style style:name="Table1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1.2" style:family="table-row">
      <style:table-row-properties style:min-row-height="1.164cm" fo:keep-together="auto"/>
    </style:style>
    <style:style style:name="Table1.A2" style:family="table-cell">
      <style:table-cell-properties style:vertical-align="" fo:padding="0.176cm" fo:border="1pt solid #000000"/>
    </style:style>
    <style:style style:name="Table1.3" style:family="table-row">
      <style:table-row-properties style:min-row-height="1.773cm" fo:keep-together="auto"/>
    </style:style>
    <style:style style:name="Table1.A3" style:family="table-cell">
      <style:table-cell-properties style:vertical-align="" fo:padding="0.176cm" fo:border="1pt solid #000000"/>
    </style:style>
    <style:style style:name="Table1.4" style:family="table-row">
      <style:table-row-properties style:min-row-height="1.058cm" fo:keep-together="auto"/>
    </style:style>
    <style:style style:name="Table1.A4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="1pt solid #000000"/>
    </style:style>
    <style:style style:name="Table1.A6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top="0cm" fo:margin-bottom="0cm" loext:contextual-spacing="false" fo:line-height="100%" fo:text-align="start" style:justify-single-word="false" fo:break-before="auto" fo:break-after="auto" fo:padding="0cm" fo:border-left="none" fo:border-right="none" fo:border-top="none" fo:border-bottom="0.51pt solid #666633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 fo:break-before="auto" fo:break-after="auto" fo:padding="0cm" fo:border-left="none" fo:border-right="none" fo:border-top="none" fo:border-bottom="0.51pt solid #666633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 fo:break-before="auto" fo:break-after="auto" fo:padding="0cm" fo:border-left="none" fo:border-right="none" fo:border-top="none" fo:border-bottom="0.51pt solid #666633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fo:break-before="auto" fo:break-after="auto" fo:padding-left="0cm" fo:padding-right="0cm" fo:padding-top="0.071cm" fo:padding-bottom="0cm" fo:border-left="none" fo:border-right="none" fo:border-top="0.51pt solid #666633" fo:border-bottom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fo:font-size="14pt" style:font-size-asian="14pt" style:font-size-complex="14pt"/>
    </style:style>
    <style:style style:name="P6" style:family="paragraph" style:parent-style-name="Standard">
      <style:paragraph-properties fo:break-before="auto" fo:break-after="auto"/>
    </style:style>
    <style:style style:name="P7" style:family="paragraph" style:parent-style-name="Standard">
      <style:paragraph-properties fo:break-before="auto" fo:break-after="auto" style:writing-mode="lr-tb"/>
    </style:style>
    <style:style style:name="P8" style:family="paragraph" style:parent-style-name="Standard">
      <style:paragraph-properties fo:break-before="auto" fo:break-after="auto" style:writing-mode="lr-tb"/>
      <style:text-properties style:font-name="Proxima Nova" fo:font-size="16pt" style:font-name-asian="Proxima Nova1" style:font-size-asian="16pt" style:font-name-complex="Proxima Nova1" style:font-size-complex="16pt"/>
    </style:style>
    <style:style style:name="P9" style:family="paragraph" style:parent-style-name="Title" style:master-page-name="First_20_Page">
      <style:paragraph-properties fo:margin-top="2.54cm" fo:margin-bottom="0cm" loext:contextual-spacing="false" fo:line-height="100%" fo:orphans="2" fo:widows="2" style:page-number="1" fo:break-before="auto" fo:break-after="auto" style:writing-mode="lr-tb"/>
    </style:style>
    <style:style style:name="P10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 style:writing-mode="lr-tb"/>
    </style:style>
    <style:style style:name="P11" style:family="paragraph" style:parent-style-name="Text_20_body" style:list-style-name="L1"/>
    <style:style style:name="P12" style:family="paragraph" style:parent-style-name="Text_20_body" style:list-style-name="L4"/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officeooo:paragraph-rsid="0019c1f4"/>
    </style:style>
    <style:style style:name="P15" style:family="paragraph" style:parent-style-name="Text_20_body" style:list-style-name="L3">
      <style:paragraph-properties fo:margin-top="0cm" fo:margin-bottom="0cm" loext:contextual-spacing="false"/>
      <style:text-properties officeooo:paragraph-rsid="0019c1f4"/>
    </style:style>
    <style:style style:name="P16" style:family="paragraph" style:parent-style-name="Text_20_body" style:list-style-name="L5">
      <style:paragraph-properties fo:margin-top="0cm" fo:margin-bottom="0cm" loext:contextual-spacing="false" fo:line-height="100%" style:writing-mode="lr-tb"/>
    </style:style>
    <style:style style:name="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fo:font-weight="bold" officeooo:rsid="0013c5e3" style:font-name-asian="Proxima Nova1" style:font-size-asian="44pt" style:font-weight-asian="bold" style:font-name-complex="Proxima Nova1" style:font-size-complex="44pt"/>
    </style:style>
    <style:style style:name="T5" style:family="text">
      <style:text-properties officeooo:rsid="001421ec"/>
    </style:style>
    <style:style style:name="T6" style:family="text">
      <style:text-properties fo:language="es" fo:country="ES"/>
    </style:style>
    <style:style style:name="T7" style:family="text">
      <style:text-properties officeooo:rsid="0015694e"/>
    </style:style>
    <style:style style:name="T8" style:family="text">
      <style:text-properties officeooo:rsid="00188e0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aczyuw2yex2w"/><text:span text:style-name="T2">Parámetros</text:span><text:span text:style-name="T3"><text:line-break/></text:span><text:span text:style-name="T4">OdooLovers</text:span></text:p>
      <text:p text:style-name="P7"><draw:frame draw:style-name="fr1" draw:name="image2.png" text:anchor-type="as-char" svg:width="1.244cm" svg:height="0.159cm" draw:z-index="0"><draw:image xlink:href="Pictures/100002010000002F00000006B05650CE2BF502B1.png" xlink:type="simple" xlink:show="embed" xlink:actuate="onLoad" loext:mime-type="image/png"/><svg:desc>short line</svg:desc></draw:frame><text:line-break/></text:p>
      <text:p text:style-name="P7"/>
      <text:p text:style-name="P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PARÁMETROS</text:p>
          </table:table-cell>
        </table:table-row>
        <table:table-row table:style-name="Table1.2">
          <table:table-cell table:style-name="Table1.A6" table:number-rows-spanned="5" office:value-type="string">
            <text:list xml:id="list1255366898" text:style-name="L5">
              <text:list-item>
                <text:p text:style-name="P16"><text:span text:style-name="Strong_20_Emphasis"><text:span text:style-name="T6">Odoo:</text:span></text:span></text:p>
              </text:list-item>
            </text:list>
            <text:list xml:id="list3001496823" text:style-name="L1">
              <text:list-item>
                <text:list>
                  <text:list-item>
                    <text:p text:style-name="P13"><text:span text:style-name="Strong_20_Emphasis">Descripción:</text:span> Odoo es un software de planificación de recursos empresariales (ERP) de código abierto que integra una amplia gama de aplicaciones empresariales, como contabilidad, inventario, gestión de proyectos, ventas, recursos humanos y más. Lo que hace único a Odoo es su capacidad para ofrecer estas funciones dentro de una única plataforma integrada, permitiendo a las empresas gestionar de manera eficiente sus procesos comerciales y operativos.</text:p>
                  </text:list-item>
                  <text:list-item>
                    <text:p text:style-name="P13"><text:span text:style-name="Strong_20_Emphasis">Características clave:</text:span></text:p>
                    <text:list>
                      <text:list-item>
                        <text:p text:style-name="P13">Módulos integrados: Odoo proporciona una variedad de módulos que cubren diversas áreas empresariales, permitiendo a las empresas personalizar su suite según sus necesidades específicas.</text:p>
                      </text:list-item>
                      <text:list-item>
                        <text:p text:style-name="P13">Interfaz de usuario intuitiva: La interfaz de Odoo es fácil de usar, lo que facilita a los usuarios la navegación y la utilización de las diferentes funciones del sistema.</text:p>
                      </text:list-item>
                      <text:list-item>
                        <text:p text:style-name="P13">Flexibilidad y escalabilidad: Odoo es altamente personalizable y escalable, lo que significa que puede adaptarse a las necesidades cambiantes de las empresas a medida que crecen y evolucionan.</text:p>
                        <text:p text:style-name="P13"/>
                      </text:list-item>
                    </text:list>
                  </text:list-item>
                </text:list>
              </text:list-item>
            </text:list>
            <text:list xml:id="list3903038473" text:style-name="L4">
              <text:list-item>
                <text:p text:style-name="P12"><text:span text:style-name="Strong_20_Emphasis">PostgreSQL:</text:span></text:p>
              </text:list-item>
            </text:list>
            <text:list xml:id="list193738182145553" text:continue-list="list3001496823" text:style-name="L1">
              <text:list-item>
                <text:list>
                  <text:list-item>
                    <text:p text:style-name="P13"><text:span text:style-name="Strong_20_Emphasis">Descripción:</text:span> PostgreSQL es un sistema de gestión de bases de datos relacional orientado a objetos de código abierto. Es conocido por su robustez, capacidad de manejo de grandes volúmenes de datos y conformidad con los estándares de SQL.</text:p>
                  </text:list-item>
                  <text:list-item>
                    <text:p text:style-name="P13"><text:span text:style-name="Strong_20_Emphasis">Características clave:</text:span></text:p>
                    <text:list>
                      <text:list-item>
                        <text:p text:style-name="P13">Rendimiento: PostgreSQL ofrece un rendimiento sólido incluso en entornos de alta concurrencia y grandes conjuntos de datos.</text:p>
                      </text:list-item>
                      <text:list-item>
                        <text:p text:style-name="P13">Extensibilidad: Permite a los usuarios definir sus propios tipos de datos, <text:soft-page-break/>operadores, funciones y agregados, lo que contribuye a su alta extensibilidad.</text:p>
                      </text:list-item>
                      <text:list-item>
                        <text:p text:style-name="P14">Conformidad con estándares: PostgreSQL sigue rigurosamente los estándares SQL, lo que facilita la migración desde y hacia otras bases de datos compatibles con SQL.</text:p>
                        <text:p text:style-name="P14"/>
                      </text:list-item>
                    </text:list>
                  </text:list-item>
                </text:list>
              </text:list-item>
            </text:list>
            <text:list xml:id="list2966836212" text:style-name="L3">
              <text:list-item>
                <text:p text:style-name="P15"><text:span text:style-name="Strong_20_Emphasis">Docker:</text:span></text:p>
              </text:list-item>
            </text:list>
            <text:list xml:id="list193738041799059" text:continue-list="list193738182145553" text:style-name="L1">
              <text:list-item>
                <text:list>
                  <text:list-item>
                    <text:p text:style-name="P13"><text:span text:style-name="Strong_20_Emphasis">Descripción:</text:span> Docker es una plataforma de código abierto que automatiza el despliegue de aplicaciones en contenedores de software. Los contenedores permiten empaquetar una aplicación y todas sus dependencias en una unidad estándar, lo que simplifica la implementación y garantiza la consistencia en diferentes entornos.</text:p>
                  </text:list-item>
                  <text:list-item>
                    <text:p text:style-name="P13"><text:span text:style-name="Strong_20_Emphasis">Características clave:</text:span></text:p>
                    <text:list>
                      <text:list-item>
                        <text:p text:style-name="P13">Portabilidad: Los contenedores Docker son portátiles y pueden ejecutarse en cualquier entorno que admita Docker, lo que facilita la implementación en entornos locales, en la nube o en servidores dedicados.</text:p>
                      </text:list-item>
                      <text:list-item>
                        <text:p text:style-name="P13">Eficiencia: Los contenedores comparten el núcleo del sistema operativo subyacente, lo que los hace más ligeros y eficientes en comparación con las máquinas virtuales.</text:p>
                      </text:list-item>
                      <text:list-item>
                        <text:p text:style-name="P11">Escalabilidad: Docker facilita la escalabilidad horizontal, permitiendo la implementación de múltiples contenedores para manejar cargas de trabajo crecientes de manera eficiente.</text:p>
                      </text:list-item>
                    </text:list>
                  </text:list-item>
                </text:list>
                <text:p text:style-name="P10"><text:span text:style-name="T6"/></text:p>
              </text:list-item>
            </text:list>
          </table:table-cell>
        </table:table-row>
        <table:table-row table:style-name="Table1.3">
          <table:covered-table-cell/>
        </table:table-row>
        <table:table-row table:style-name="Table1.4">
          <table:covered-table-cell/>
        </table:table-row>
        <table:table-row table:style-name="Table1.4">
          <table:covered-table-cell/>
        </table:table-row>
        <table:table-row table:style-name="Table1.4">
          <table:covered-table-cell/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9cm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cm" fo:margin-bottom="0.51cm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319cm" fo:margin-bottom="0.25cm" loext:contextual-spacing="false" fo:line-height="100%" fo:text-align="start" style:justify-single-word="false" fo:text-indent="0cm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319cm" fo:margin-bottom="0.21cm" loext:contextual-spacing="false" fo:line-height="100%" fo:text-align="start" style:justify-single-word="false" fo:text-indent="-1.27cm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319cm" fo:margin-bottom="0.21cm" loext:contextual-spacing="false" fo:line-height="100%" fo:text-align="start" style:justify-single-word="false" fo:text-indent="-1.524cm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423cm" fo:margin-bottom="0.212cm" loext:contextual-spacing="false" fo:line-height="100%" fo:text-align="start" style:justify-single-word="false" fo:text-indent="-1.778cm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text-align="start" style:justify-single-word="false" fo:break-before="auto" fo:break-after="auto" fo:padding="0cm" fo:border-left="none" fo:border-right="none" fo:border-top="none" fo:border-bottom="0.51pt solid #666633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cm" fo:margin-bottom="0cm" loext:contextual-spacing="false" fo:line-height="100%" fo:text-align="start" style:justify-single-word="false" fo:break-before="auto" fo:break-after="auto" fo:padding="0cm" fo:border-left="none" fo:border-right="none" fo:border-top="none" fo:border-bottom="0.51pt solid #666633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cm" fo:margin-bottom="0cm" loext:contextual-spacing="false" fo:line-height="100%" fo:text-align="start" style:justify-single-word="false" fo:break-before="auto" fo:break-after="auto" fo:padding="0cm" fo:border-left="none" fo:border-right="none" fo:border-top="none" fo:border-bottom="0.51pt solid #666633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cm" fo:margin-bottom="0cm" loext:contextual-spacing="false" fo:line-height="100%" fo:text-align="start" style:justify-single-word="false" fo:break-before="auto" fo:break-after="auto" fo:padding-left="0cm" fo:padding-right="0cm" fo:padding-top="0.071cm" fo:padding-bottom="0cm" fo:border-left="none" fo:border-right="none" fo:border-top="0.51pt solid #666633" fo:border-bottom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21.001cm" fo:page-height="29.7cm" style:num-format="1" style:print-orientation="portrait" fo:margin-top="0cm" fo:margin-bottom="0cm" fo:margin-left="2.249cm" fo:margin-right="1.998cm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98cm" fo:margin-left="0cm" fo:margin-right="0cm" fo:margin-bottom="1.898cm" style:dynamic-spacing="true"/>
      </style:header-style>
      <style:footer-style>
        <style:header-footer-properties fo:min-height="1.998cm" fo:margin-left="0cm" fo:margin-right="0cm" fo:margin-top="1.898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MP4"><text:span text:style-name="MT1"><text:tab/><text:tab/>Pà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1-09T19:37:36.018891671</dc:date>
    <meta:editing-duration>PT6M34S</meta:editing-duration>
    <meta:editing-cycles>5</meta:editing-cycles>
    <meta:document-statistic meta:table-count="1" meta:image-count="1" meta:object-count="0" meta:page-count="2" meta:paragraph-count="25" meta:word-count="401" meta:character-count="2693" meta:non-whitespace-character-count="2331"/>
  </office:meta>
</office:document-meta>
</file>